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NAIQUE BARCO, JOAQUIN RO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987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62113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AVIER HUMBERTO ALAMA CARM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342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77969152</text:p>
          </table:table-cell>
          <table:table-cell table:style-name="Tabla2.A2" office:value-type="string">
            <text:p text:style-name="P7">143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14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